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15-21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39-4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44-46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37-39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9">
            <text:p>N/A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46,94,96,106,113,11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55, 92, 109, 13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9">
            <text:p>N/A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9">
            <text:p>71-74, 122-12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38-40, 14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60-63, 130-13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75-88, 143-15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67-71, 78-89,<text:s/>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82-95, 163-17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53,81, 95, 124, 128, 14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52" table:style-name="ce9">
            <text:p>5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53" table:style-name="ce9">
            <text:p>5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98-11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64-7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9">
            <text:p>52-60, 65-69. 115-13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62-12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100-110, 114-118,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74-79, 133-140, 142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RCC RCCD</meta:initial-creator>
    <dc:creator>Johnny Tea</dc:creator>
    <meta:creation-date>2017-01-25T10:21:36Z</meta:creation-date>
    <dc:date>2018-04-23T06:50:03Z</dc:date>
    <meta:editing-cycles>10</meta:editing-cycles>
    <meta:editing-duration>PT3878S</meta:editing-duration>
  </office:meta>
</office:document-meta>
</file>